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6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4.523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Ф</text:p>
          </table:table-cell>
          <table:table-cell office:value-type="string">
            <text:p>И</text:p>
          </table:table-cell>
          <table:table-cell office:value-type="string">
            <text:p>О</text:p>
          </table:table-cell>
          <table:table-cell office:value-type="string">
            <text:p>Код подразделения</text:p>
          </table:table-cell>
          <table:table-cell office:value-type="string">
            <text:p>Должность</text:p>
          </table:table-cell>
        </table:table-row>
        <table:table-row table:style-name="ro2">
          <table:table-cell office:value-type="string">
            <text:p>Потемкин</text:p>
          </table:table-cell>
          <table:table-cell office:value-type="string">
            <text:p>Иван</text:p>
          </table:table-cell>
          <table:table-cell office:value-type="string">
            <text:p>Иванович</text:p>
          </table:table-cell>
          <table:table-cell/>
          <table:table-cell office:value-type="string">
            <text:p>Директор</text:p>
          </table:table-cell>
        </table:table-row>
        <table:table-row table:style-name="ro1">
          <table:table-cell office:value-type="string">
            <text:p>Сорока</text:p>
          </table:table-cell>
          <table:table-cell office:value-type="string">
            <text:p>Людмила</text:p>
          </table:table-cell>
          <table:table-cell office:value-type="string">
            <text:p>Валерьевна</text:p>
          </table:table-cell>
          <table:table-cell/>
          <table:table-cell office:value-type="string">
            <text:p>Глав бухгалтер</text:p>
          </table:table-cell>
        </table:table-row>
        <table:table-row table:style-name="ro2">
          <table:table-cell office:value-type="string">
            <text:p>Елькина</text:p>
          </table:table-cell>
          <table:table-cell office:value-type="string">
            <text:p>Александра</text:p>
          </table:table-cell>
          <table:table-cell office:value-type="string">
            <text:p>Степановна</text:p>
          </table:table-cell>
          <table:table-cell/>
          <table:table-cell office:value-type="string">
            <text:p>Бухгалтер</text:p>
          </table:table-cell>
        </table:table-row>
        <table:table-row table:style-name="ro2">
          <table:table-cell office:value-type="string">
            <text:p>Соткина</text:p>
          </table:table-cell>
          <table:table-cell office:value-type="string">
            <text:p>Виктория</text:p>
          </table:table-cell>
          <table:table-cell office:value-type="string">
            <text:p>Сергеевна</text:p>
          </table:table-cell>
          <table:table-cell/>
          <table:table-cell office:value-type="string">
            <text:p>Бухгалтер</text:p>
          </table:table-cell>
        </table:table-row>
        <table:table-row table:style-name="ro2">
          <table:table-cell office:value-type="string">
            <text:p>Бобиков</text:p>
          </table:table-cell>
          <table:table-cell office:value-type="string">
            <text:p>Михаил</text:p>
          </table:table-cell>
          <table:table-cell office:value-type="string">
            <text:p>Михайлович</text:p>
          </table:table-cell>
          <table:table-cell/>
          <table:table-cell office:value-type="string">
            <text:p>Глав механик</text:p>
          </table:table-cell>
        </table:table-row>
        <table:table-row table:style-name="ro2">
          <table:table-cell office:value-type="string">
            <text:p>Барбоскин</text:p>
          </table:table-cell>
          <table:table-cell office:value-type="string">
            <text:p>Сергей</text:p>
          </table:table-cell>
          <table:table-cell office:value-type="string">
            <text:p>Иванович</text:p>
          </table:table-cell>
          <table:table-cell/>
          <table:table-cell office:value-type="string">
            <text:p>механик</text:p>
          </table:table-cell>
        </table:table-row>
        <table:table-row table:style-name="ro1">
          <table:table-cell office:value-type="string">
            <text:p>Шариков</text:p>
          </table:table-cell>
          <table:table-cell office:value-type="string">
            <text:p>Алексей</text:p>
          </table:table-cell>
          <table:table-cell office:value-type="string">
            <text:p>Геннадьевич</text:p>
          </table:table-cell>
          <table:table-cell/>
          <table:table-cell office:value-type="string">
            <text:p>механик</text:p>
          </table:table-cell>
        </table:table-row>
        <table:table-row table:style-name="ro2">
          <table:table-cell office:value-type="string">
            <text:p>Залуженцев</text:p>
          </table:table-cell>
          <table:table-cell office:value-type="string">
            <text:p>Сергей</text:p>
          </table:table-cell>
          <table:table-cell office:value-type="string">
            <text:p>Михайлович</text:p>
          </table:table-cell>
          <table:table-cell/>
          <table:table-cell office:value-type="string">
            <text:p>механик</text:p>
          </table:table-cell>
        </table:table-row>
        <table:table-row table:style-name="ro2">
          <table:table-cell office:value-type="string">
            <text:p>Молчанов</text:p>
          </table:table-cell>
          <table:table-cell office:value-type="string">
            <text:p>Виктор </text:p>
          </table:table-cell>
          <table:table-cell office:value-type="string">
            <text:p>Сергеевич</text:p>
          </table:table-cell>
          <table:table-cell/>
          <table:table-cell office:value-type="string">
            <text:p>механик</text:p>
          </table:table-cell>
        </table:table-row>
        <table:table-row table:style-name="ro2">
          <table:table-cell office:value-type="string">
            <text:p>Травкив</text:p>
          </table:table-cell>
          <table:table-cell office:value-type="string">
            <text:p>Александр </text:p>
          </table:table-cell>
          <table:table-cell office:value-type="string">
            <text:p>Иванович</text:p>
          </table:table-cell>
          <table:table-cell/>
          <table:table-cell office:value-type="string">
            <text:p>Глав <text:s/>мойщик</text:p>
          </table:table-cell>
        </table:table-row>
        <table:table-row table:style-name="ro2">
          <table:table-cell office:value-type="string">
            <text:p>Мойкий</text:p>
          </table:table-cell>
          <table:table-cell office:value-type="string">
            <text:p>Севлад</text:p>
          </table:table-cell>
          <table:table-cell office:value-type="string">
            <text:p>Владимирович</text:p>
          </table:table-cell>
          <table:table-cell/>
          <table:table-cell office:value-type="string">
            <text:p>Мойщик</text:p>
          </table:table-cell>
        </table:table-row>
        <table:table-row table:style-name="ro2">
          <table:table-cell office:value-type="string">
            <text:p>Озеркин</text:p>
          </table:table-cell>
          <table:table-cell office:value-type="string">
            <text:p>Генадий</text:p>
          </table:table-cell>
          <table:table-cell office:value-type="string">
            <text:p>Семенович</text:p>
          </table:table-cell>
          <table:table-cell/>
          <table:table-cell office:value-type="string">
            <text:p>Мойщик</text:p>
          </table:table-cell>
        </table:table-row>
        <table:table-row table:style-name="ro2">
          <table:table-cell office:value-type="string">
            <text:p>Песков</text:p>
          </table:table-cell>
          <table:table-cell office:value-type="string">
            <text:p>Ринат</text:p>
          </table:table-cell>
          <table:table-cell office:value-type="string">
            <text:p>Адамович</text:p>
          </table:table-cell>
          <table:table-cell/>
          <table:table-cell office:value-type="string">
            <text:p>Мойщик</text:p>
          </table:table-cell>
        </table:table-row>
        <table:table-row table:style-name="ro2">
          <table:table-cell office:value-type="string">
            <text:p>Люлкина</text:p>
          </table:table-cell>
          <table:table-cell office:value-type="string">
            <text:p>Вероника</text:p>
          </table:table-cell>
          <table:table-cell office:value-type="string">
            <text:p>Павловна</text:p>
          </table:table-cell>
          <table:table-cell/>
          <table:table-cell office:value-type="string">
            <text:p>Глав кассир</text:p>
          </table:table-cell>
        </table:table-row>
        <table:table-row table:style-name="ro2">
          <table:table-cell office:value-type="string">
            <text:p>Стопкина</text:p>
          </table:table-cell>
          <table:table-cell office:value-type="string">
            <text:p>Татьяна</text:p>
          </table:table-cell>
          <table:table-cell office:value-type="string">
            <text:p>Сергеевна</text:p>
          </table:table-cell>
          <table:table-cell/>
          <table:table-cell office:value-type="string">
            <text:p>Кассир</text:p>
          </table:table-cell>
        </table:table-row>
        <table:table-row table:style-name="ro2">
          <table:table-cell office:value-type="string">
            <text:p>Боброва</text:p>
          </table:table-cell>
          <table:table-cell office:value-type="string">
            <text:p>Елена</text:p>
          </table:table-cell>
          <table:table-cell office:value-type="string">
            <text:p>Моисеевна</text:p>
          </table:table-cell>
          <table:table-cell/>
          <table:table-cell office:value-type="string">
            <text:p>Кассир</text:p>
          </table:table-cell>
        </table:table-row>
      </table:table>
      <table:table table:name="Лист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.05.2017</text:date>, <text:time>15:49:5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1:32:43.95</meta:creation-date>
    <dc:date>2017-05-04T15:49:55.45</dc:date>
    <meta:editing-duration>PT3H45M39S</meta:editing-duration>
    <meta:editing-cycles>2</meta:editing-cycles>
    <meta:generator>OpenOffice/4.1.3$Win32 OpenOffice.org_project/413m1$Build-9783</meta:generator>
    <meta:document-statistic meta:table-count="3" meta:cell-count="69" meta:object-count="0"/>
  </office:meta>
</office:document-meta>
</file>